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07c655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/>
    </style:style>
    <style:style style:name="P5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/>
    </style:style>
    <style:style style:name="T1" style:family="text">
      <style:text-properties fo:color="#cc7832"/>
    </style:style>
    <style:style style:name="T2" style:family="text">
      <style:text-properties fo:color="#cc7832" style:font-name="DejaVu Sans Mono" fo:font-size="9pt"/>
    </style:style>
    <style:style style:name="T3" style:family="text">
      <style:text-properties style:font-name="DejaVu Sans Mono" fo:font-size="9pt"/>
    </style:style>
    <style:style style:name="T4" style:family="text">
      <style:text-properties fo:color="#6a8759" style:font-name="DejaVu Sans Mono" fo:font-size="9pt"/>
    </style:style>
    <style:style style:name="T5" style:family="text">
      <style:text-properties fo:color="#808080"/>
    </style:style>
    <style:style style:name="T6" style:family="text">
      <style:text-properties fo:color="#aa4926" style:font-name="DejaVu Sans Mono" fo:font-size="9pt"/>
    </style:style>
    <style:style style:name="T7" style:family="text">
      <style:text-properties fo:color="#6897bb" style:font-name="DejaVu Sans Mono" fo:font-size="9pt"/>
    </style:style>
    <style:style style:name="T8" style:family="text">
      <style:text-properties fo:color="#b200b2" style:font-name="DejaVu Sans Mono" fo:font-size="9pt"/>
    </style:style>
    <style:style style:name="T9" style:family="text">
      <style:text-properties fo:color="#94558d" style:font-name="DejaVu Sans Mono" fo:font-size="9pt"/>
    </style:style>
    <style:style style:name="T10" style:family="text">
      <style:text-properties fo:color="#8888c6" style:font-name="DejaVu Sans Mono" fo:font-size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rom </text:span>django.db <text:span text:style-name="T1">import </text:span>models</text:p>
      <text:p text:style-name="P4"># Create your models here.</text:p>
      <text:p text:style-name="P1"><text:bookmark-start text:name="__DdeLink__3_3130762636"/><text:span text:style-name="T1">from </text:span>accounts.models <text:span text:style-name="T1">import </text:span>Profile</text:p>
      <text:p text:style-name="P1">CLASS_TIMES = (</text:p>
      <text:p text:style-name="P2"><text:s text:c="4"/><text:span text:style-name="T3">(</text:span><text:span text:style-name="T4">'seven_thirty_eight_twenty'</text:span><text:span text:style-name="T2">, </text:span><text:span text:style-name="T4">'7:30-8:20'</text:span><text:span text:style-name="T3">)</text:span><text:span text:style-name="T2">,</text:span></text:p>
      <text:p text:style-name="P2"><text:span text:style-name="T1"><text:s text:c="4"/></text:span><text:span text:style-name="T3">(</text:span><text:span text:style-name="T4">'eight_thirty_nine_twenty'</text:span><text:span text:style-name="T2">, </text:span><text:span text:style-name="T4">'8:30-9:20'</text:span><text:span text:style-name="T3">)</text:span><text:span text:style-name="T2">,</text:span></text:p>
      <text:p text:style-name="P2"><text:span text:style-name="T1"><text:s text:c="4"/></text:span><text:span text:style-name="T3">(</text:span><text:span text:style-name="T4">'nine_thirty_ten_twenty'</text:span><text:span text:style-name="T2">, </text:span><text:span text:style-name="T4">'9:30-10:20'</text:span><text:span text:style-name="T3">)</text:span><text:span text:style-name="T2">,</text:span></text:p>
      <text:p text:style-name="P2"><text:span text:style-name="T1"><text:s text:c="4"/></text:span><text:span text:style-name="T3">(</text:span><text:span text:style-name="T4">'ten_thirty_eleven_twenty'</text:span><text:span text:style-name="T2">, </text:span><text:span text:style-name="T4">'10:30-11:20'</text:span><text:span text:style-name="T3">)</text:span><text:span text:style-name="T2">,</text:span></text:p>
      <text:p text:style-name="P2"><text:span text:style-name="T1"><text:s text:c="4"/></text:span><text:span text:style-name="T3">(</text:span><text:span text:style-name="T4">'eleven_thirty_twelve_twenty'</text:span><text:span text:style-name="T2">, </text:span><text:span text:style-name="T4">'11:30-12:20'</text:span><text:span text:style-name="T3">)</text:span><text:span text:style-name="T2">,</text:span></text:p>
      <text:p text:style-name="P2"><text:span text:style-name="T1"><text:s text:c="4"/></text:span><text:span text:style-name="T3">(</text:span><text:span text:style-name="T4">'twelve_forty_thirteen_thirty'</text:span><text:span text:style-name="T2">, </text:span><text:span text:style-name="T4">'12:40-13:30'</text:span><text:span text:style-name="T3">)</text:span><text:span text:style-name="T2">,</text:span></text:p>
      <text:p text:style-name="P2"><text:span text:style-name="T1"><text:s text:c="4"/></text:span><text:span text:style-name="T3">(</text:span><text:span text:style-name="T4">'thirteen_forty_fourteen_thirty'</text:span><text:span text:style-name="T2">, </text:span><text:span text:style-name="T4">'13:40-14:30'</text:span><text:span text:style-name="T3">)</text:span><text:span text:style-name="T2">,</text:span></text:p>
      <text:p text:style-name="P2"><text:span text:style-name="T1"><text:s text:c="4"/></text:span><text:span text:style-name="T3">(</text:span><text:span text:style-name="T4">'fourteen_forty_fifteen_thirty'</text:span><text:span text:style-name="T2">, </text:span><text:span text:style-name="T4">'14:40:15:30'</text:span><text:span text:style-name="T3">)</text:span><text:span text:style-name="T2">,</text:span></text:p>
      <text:p text:style-name="P2"><text:span text:style-name="T1"><text:s text:c="4"/></text:span><text:span text:style-name="T3">(</text:span><text:span text:style-name="T4">'fifteen_forty_sixteen_thirty'</text:span><text:span text:style-name="T2">, </text:span><text:span text:style-name="T4">'15:40-16:30'</text:span><text:span text:style-name="T3">)</text:span><text:span text:style-name="T2">,</text:span></text:p>
      <text:p text:style-name="P2"><text:span text:style-name="T1"><text:s text:c="4"/></text:span><text:span text:style-name="T3">(</text:span><text:span text:style-name="T4">'sixteen_forty_seventeen_thirty'</text:span><text:span text:style-name="T2">, </text:span><text:span text:style-name="T4">'16:40-17:30'</text:span><text:span text:style-name="T3">)</text:span><text:span text:style-name="T2">,</text:span></text:p>
      <text:p text:style-name="P2"><text:span text:style-name="T1"><text:s text:c="4"/></text:span><text:span text:style-name="T3">(</text:span><text:span text:style-name="T4">'seventeen_forty_eighteen_thirty'</text:span><text:span text:style-name="T2">, </text:span><text:span text:style-name="T4">'17:40-18:30'</text:span><text:span text:style-name="T3">)</text:span><text:span text:style-name="T2">,</text:span></text:p>
      <text:p text:style-name="P2"><text:span text:style-name="T1"><text:s text:c="4"/></text:span><text:span text:style-name="T3">(</text:span><text:span text:style-name="T4">'eighteen_forty_nineteen_thirty'</text:span><text:span text:style-name="T2">, </text:span><text:span text:style-name="T4">'18:40-19:30'</text:span><text:span text:style-name="T3">)</text:span><text:span text:style-name="T2">,</text:span></text:p>
      <text:p text:style-name="P2"><text:span text:style-name="T1"><text:s text:c="4"/></text:span><text:span text:style-name="T3">(</text:span><text:span text:style-name="T4">'nineteen_forty_twenty_thirty'</text:span><text:span text:style-name="T2">, </text:span><text:span text:style-name="T4">'19:40-20:30'</text:span><text:span text:style-name="T3">)</text:span><text:span text:style-name="T2">,</text:span></text:p>
      <text:p text:style-name="P2"><text:span text:style-name="T1"><text:s text:c="4"/></text:span><text:span text:style-name="T3">(</text:span><text:span text:style-name="T4">'twenty_forty_twenty_one_thirty'</text:span><text:span text:style-name="T2">, </text:span><text:span text:style-name="T4">'20:40-21:30'</text:span><text:span text:style-name="T3">)</text:span><text:span text:style-name="T2">,</text:span></text:p>
      <text:p text:style-name="P1">)</text:p>
      <text:p text:style-name="P1">CLASS_STATUS = (</text:p>
      <text:p text:style-name="P2"><text:s text:c="4"/><text:span text:style-name="T3">(</text:span><text:span text:style-name="T4">'scheduled'</text:span><text:span text:style-name="T2">, </text:span><text:span text:style-name="T4">'Scheduled'</text:span><text:span text:style-name="T3">)</text:span><text:span text:style-name="T2">,</text:span></text:p>
      <text:p text:style-name="P2"><text:span text:style-name="T1"><text:s text:c="4"/></text:span><text:span text:style-name="T3">(</text:span><text:span text:style-name="T4">'cancellation_request'</text:span><text:span text:style-name="T2">, </text:span><text:span text:style-name="T4">'Cancellation_Request'</text:span><text:span text:style-name="T3">)</text:span><text:span text:style-name="T2">,</text:span></text:p>
      <text:p text:style-name="P2"><text:span text:style-name="T1"><text:s text:c="4"/></text:span><text:span text:style-name="T3">(</text:span><text:span text:style-name="T4">'cancelled'</text:span><text:span text:style-name="T2">, </text:span><text:span text:style-name="T4">'Cancelled'</text:span><text:span text:style-name="T3">)</text:span><text:span text:style-name="T2">,</text:span></text:p>
      <text:p text:style-name="P2"><text:span text:style-name="T1"><text:s text:c="4"/></text:span><text:span text:style-name="T3">(</text:span><text:span text:style-name="T4">'completed'</text:span><text:span text:style-name="T2">, </text:span><text:span text:style-name="T4">'Completed'</text:span><text:span text:style-name="T3">)</text:span><text:span text:style-name="T2">,</text:span></text:p>
      <text:p text:style-name="P1">) <text:span text:style-name="T5"># same_day_cancellation</text:span></text:p>
      <text:p text:style-name="P1"><text:span text:style-name="T5"/></text:p>
      <text:p text:style-name="P1"><text:span text:style-name="T1">class </text:span>StudentClass(models.Model):</text:p>
      <text:p text:style-name="P2"><text:s text:c="4"/><text:span text:style-name="T3">teacher_scheduled = models.ForeignKey(Profile</text:span><text:span text:style-name="T2">, </text:span><text:span text:style-name="T6">limit_choices_to</text:span><text:span text:style-name="T3">={</text:span><text:span text:style-name="T4">'teacher'</text:span><text:span text:style-name="T3">: </text:span><text:span text:style-name="T2">True</text:span><text:span text:style-name="T3">}</text:span><text:span text:style-name="T2">, </text:span><text:span text:style-name="T6">null</text:span><text:span text:style-name="T3">=</text:span><text:span text:style-name="T2">True, </text:span><text:span text:style-name="T6">related_name</text:span><text:span text:style-name="T3">=</text:span><text:span text:style-name="T4">'teacher_scheduled'</text:span><text:span text:style-name="T3">)</text:span></text:p>
      <text:p text:style-name="P2"><text:s text:c="4"/><text:span text:style-name="T3">student_scheduled = models.ForeignKey(Profile</text:span><text:span text:style-name="T2">, </text:span><text:span text:style-name="T6">limit_choices_to</text:span><text:span text:style-name="T3">={</text:span><text:span text:style-name="T4">'student'</text:span><text:span text:style-name="T3">: </text:span><text:span text:style-name="T2">True</text:span><text:span text:style-name="T3">}</text:span><text:span text:style-name="T2">, </text:span><text:span text:style-name="T6">null</text:span><text:span text:style-name="T3">=</text:span><text:span text:style-name="T2">True, </text:span><text:span text:style-name="T6">related_name</text:span><text:span text:style-name="T3">=</text:span><text:span text:style-name="T4">'student_scheduled'</text:span><text:span text:style-name="T3">)</text:span></text:p>
      <text:p text:style-name="P2"><text:s text:c="4"/><text:span text:style-name="T3">class_date = models.DateField(</text:span><text:span text:style-name="T6">auto_now</text:span><text:span text:style-name="T3">=</text:span><text:span text:style-name="T2">False</text:span><text:span text:style-name="T3">)</text:span></text:p>
      <text:p text:style-name="P2"><text:s text:c="4"/><text:span text:style-name="T3">teacher_attended = models.BooleanField(</text:span><text:span text:style-name="T6">default</text:span><text:span text:style-name="T3">=</text:span><text:span text:style-name="T2">False</text:span><text:span text:style-name="T3">)</text:span></text:p>
      <text:p text:style-name="P2"><text:s text:c="4"/><text:span text:style-name="T3">student_attended = models.BooleanField(</text:span><text:span text:style-name="T6">default</text:span><text:span text:style-name="T3">=</text:span><text:span text:style-name="T2">False</text:span><text:span text:style-name="T3">)</text:span></text:p>
      <text:p text:style-name="P2"><text:s text:c="4"/><text:span text:style-name="T3">class_time = models.CharField(</text:span><text:span text:style-name="T6">max_length</text:span><text:span text:style-name="T3">=</text:span><text:span text:style-name="T7">300</text:span><text:span text:style-name="T2">, </text:span><text:span text:style-name="T6">choices</text:span><text:span text:style-name="T3">=CLASS_TIMES)</text:span></text:p>
      <text:p text:style-name="P2"><text:s text:c="4"/><text:span text:style-name="T3">class_time_modification = models.CharField(</text:span><text:span text:style-name="T6">max_length</text:span><text:span text:style-name="T3">=</text:span><text:span text:style-name="T7">250</text:span><text:span text:style-name="T2">, </text:span><text:span text:style-name="T6">null</text:span><text:span text:style-name="T3">=</text:span><text:span text:style-name="T2">True, </text:span><text:span text:style-name="T6">blank</text:span><text:span text:style-name="T3">=</text:span><text:span text:style-name="T2">True</text:span><text:span text:style-name="T3">)</text:span></text:p>
      <text:p text:style-name="P2"><text:s text:c="4"/><text:span text:style-name="T3">class_status = models.CharField(</text:span><text:span text:style-name="T6">max_length</text:span><text:span text:style-name="T3">=</text:span><text:span text:style-name="T7">300</text:span><text:span text:style-name="T2">, </text:span><text:span text:style-name="T6">choices</text:span><text:span text:style-name="T3">=CLASS_STATUS)</text:span></text:p>
      <text:p text:style-name="P2"><text:s text:c="4"/><text:span text:style-name="T3">absence_request_reason = models.TextField(</text:span><text:span text:style-name="T6">editable</text:span><text:span text:style-name="T3">=</text:span><text:span text:style-name="T2">True, </text:span><text:span text:style-name="T6">default</text:span><text:span text:style-name="T3">=</text:span><text:span text:style-name="T4">''</text:span><text:span text:style-name="T2">, </text:span><text:span text:style-name="T6">blank</text:span><text:span text:style-name="T3">=</text:span><text:span text:style-name="T2">True</text:span><text:span text:style-name="T3">)</text:span></text:p>
      <text:p text:style-name="P3"><text:s text:c="4"/><text:span text:style-name="T3">class_content = models.TextField(</text:span><text:span text:style-name="T6">editable</text:span><text:span text:style-name="T3">=</text:span><text:span text:style-name="T2">True, </text:span><text:span text:style-name="T6">default</text:span><text:span text:style-name="T3">=</text:span><text:span text:style-name="T4">''</text:span><text:span text:style-name="T2">, </text:span><text:span text:style-name="T6">blank</text:span><text:span text:style-name="T3">=</text:span><text:span text:style-name="T2">True</text:span><text:span text:style-name="T3">)</text:span></text:p>
      <text:p text:style-name="P2"><text:s text:c="4"/><text:span text:style-name="T3">class_location = models.CharField(</text:span><text:span text:style-name="T6">max_length</text:span><text:span text:style-name="T3">=</text:span><text:span text:style-name="T7">500</text:span><text:span text:style-name="T2">, </text:span><text:span text:style-name="T6">null</text:span><text:span text:style-name="T3">=</text:span><text:span text:style-name="T2">True, </text:span><text:span text:style-name="T6">blank</text:span><text:span text:style-name="T3">=</text:span><text:span text:style-name="T2">True</text:span><text:span text:style-name="T3">)</text:span></text:p>
      <text:p text:style-name="P2"><text:s text:c="4"/><text:span text:style-name="T3">billed_hours = models.DecimalField(</text:span><text:span text:style-name="T6">max_digits</text:span><text:span text:style-name="T3">=</text:span><text:span text:style-name="T7">3</text:span><text:span text:style-name="T2">, </text:span><text:span text:style-name="T6">decimal_places</text:span><text:span text:style-name="T3">=</text:span><text:span text:style-name="T7">2</text:span><text:span text:style-name="T2">, </text:span><text:span text:style-name="T6">null</text:span><text:span text:style-name="T3">=</text:span><text:span text:style-name="T2">True, </text:span><text:span text:style-name="T6">blank</text:span><text:span text:style-name="T3">=</text:span><text:span text:style-name="T2">True</text:span><text:span text:style-name="T3">)</text:span></text:p>
      <text:p text:style-name="P2"><text:s text:c="4"/><text:span text:style-name="T2">def </text:span><text:span text:style-name="T8">__str__</text:span><text:span text:style-name="T3">(</text:span><text:span text:style-name="T9">self</text:span><text:span text:style-name="T3">):</text:span></text:p>
      <text:p text:style-name="P5"><text:s text:c="8"/><text:span text:style-name="T2">return </text:span><text:span text:style-name="T10">str</text:span><text:span text:style-name="T3">(</text:span><text:span text:style-name="T9">self</text:span><text:span text:style-name="T3">.class_date)</text:span><text:bookmark-end text:name="__DdeLink__3_3130762636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5:48:10.729544419</meta:creation-date>
    <dc:date>2019-02-20T16:18:10.330157432</dc:date>
    <meta:editing-duration>PT29M5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40" meta:word-count="122" meta:character-count="2080" meta:non-whitespace-character-count="1866"/>
  </office:meta>
</office:document-meta>
</file>